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5.001cm" fo:margin-left="2.445cm" table:align="left"/>
    </style:style>
    <style:style style:name="Tableau1.A" style:family="table-column">
      <style:table-column-properties style:column-width="1.508cm"/>
    </style:style>
    <style:style style:name="Tableau1.B" style:family="table-column">
      <style:table-column-properties style:column-width="1.746cm"/>
    </style:style>
    <style:style style:name="Tableau1.A1" style:family="table-cell">
      <style:table-cell-properties fo:padding="0.097cm" fo:border="none"/>
    </style:style>
    <style:style style:name="Tableau2" style:family="table">
      <style:table-properties style:width="5.001cm" fo:margin-left="2.445cm" table:align="left"/>
    </style:style>
    <style:style style:name="Tableau2.A" style:family="table-column">
      <style:table-column-properties style:column-width="1.667cm"/>
    </style:style>
    <style:style style:name="Tableau2.A1" style:family="table-cell">
      <style:table-cell-properties fo:padding="0.097cm" fo:border="none"/>
    </style:style>
    <style:style style:name="P1" style:family="paragraph" style:parent-style-name="Standard">
      <style:text-properties officeooo:rsid="0005542e" officeooo:paragraph-rsid="0005542e"/>
    </style:style>
    <style:style style:name="P2" style:family="paragraph" style:parent-style-name="Standard" style:list-style-name="L1">
      <style:text-properties officeooo:rsid="0005542e" officeooo:paragraph-rsid="0005542e"/>
    </style:style>
    <style:style style:name="P3" style:family="paragraph" style:parent-style-name="Standard" style:list-style-name="L2">
      <style:text-properties officeooo:rsid="0005542e" officeooo:paragraph-rsid="0005542e"/>
    </style:style>
    <style:style style:name="P4" style:family="paragraph" style:parent-style-name="Standard">
      <style:text-properties officeooo:rsid="000568e7" officeooo:paragraph-rsid="000568e7"/>
    </style:style>
    <style:style style:name="P5" style:family="paragraph" style:parent-style-name="Standard" style:list-style-name="L3">
      <style:text-properties officeooo:rsid="000568e7" officeooo:paragraph-rsid="000568e7"/>
    </style:style>
    <style:style style:name="P6" style:family="paragraph" style:parent-style-name="Standard" style:list-style-name="L3">
      <style:text-properties officeooo:rsid="0005a112" officeooo:paragraph-rsid="0005a112"/>
    </style:style>
    <style:style style:name="P7" style:family="paragraph" style:parent-style-name="Standard">
      <style:text-properties officeooo:rsid="0005a112" officeooo:paragraph-rsid="0005a112"/>
    </style:style>
    <style:style style:name="P8" style:family="paragraph" style:parent-style-name="Standard" style:list-style-name="L1">
      <style:text-properties officeooo:rsid="0006f40a" officeooo:paragraph-rsid="0006f40a"/>
    </style:style>
    <style:style style:name="P9" style:family="paragraph" style:parent-style-name="Standard" style:list-style-name="L1">
      <style:text-properties officeooo:rsid="0007f8bc" officeooo:paragraph-rsid="0007f8bc"/>
    </style:style>
    <style:style style:name="P10" style:family="paragraph" style:parent-style-name="Table_20_Contents">
      <style:text-properties officeooo:rsid="000568e7" officeooo:paragraph-rsid="000568e7"/>
    </style:style>
    <style:style style:name="P11" style:family="paragraph" style:parent-style-name="Table_20_Contents">
      <style:text-properties officeooo:rsid="0005a112" officeooo:paragraph-rsid="0005a112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SimSun" style:font-name-complex="Mangal"/>
    </style:style>
    <style:style style:name="T3" style:family="text">
      <style:text-properties officeooo:rsid="000568e7"/>
    </style:style>
    <style:style style:name="T4" style:family="text">
      <style:text-properties officeooo:rsid="0007f8b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. 70</text:p>
      <text:p text:style-name="P1"/>
      <text:list xml:id="list6979478100342790059" text:style-name="L1">
        <text:list-item>
          <text:p text:style-name="P2">Tenemos a los monteños</text:p>
          <text:p text:style-name="P2">Montevideo, capital de Uruguay</text:p>
          <text:p text:style-name="P2">Buenos Aires, capital de Argentina</text:p>
          <text:p text:style-name="P2"/>
        </text:list-item>
        <text:list-item>
          <text:p text:style-name="P2">Pobres <text:span text:style-name="T1">≠</text:span><text:span text:style-name="T2"> Rico</text:span></text:p>
          <text:p text:style-name="P2"><text:span text:style-name="T2">Un nivel de vida más alta</text:span></text:p>
          <text:p text:style-name="P2"/>
        </text:list-item>
        <text:list-item>
          <text:p text:style-name="P8">Los monteños emigraban de Uruguay a Argentina (BA)</text:p>
          <text:p text:style-name="P8">Querian tener un mejor nivel de vida / una vida mejor</text:p>
          <text:p text:style-name="P8">→<text:span text:style-name="T4"> cruzaban el río</text:span></text:p>
          <text:p text:style-name="P9">Soñaban con mejorar sus vidas porque en su país eran pobres</text:p>
          <text:p text:style-name="P2"/>
        </text:list-item>
        <text:list-item>
          <text:p text:style-name="P9">Iban aúmentando cada día</text:p>
        </text:list-item>
      </text:list>
      <text:p text:style-name="P1"/>
      <text:p text:style-name="P1"/>
      <text:p text:style-name="P4">Grammaire :</text:p>
      <text:list xml:id="list7121001641507910745" text:style-name="L3">
        <text:list-item>
          <text:p text:style-name="P5">Imparfait</text:p>
          <text:list>
            <text:list-item>
              <text:p text:style-name="P5">Réguliers</text:p>
            </text:list-item>
          </text:list>
        </text:list-item>
      </text:list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10">AR</text:p>
          </table:table-cell>
          <table:table-cell table:style-name="Tableau1.A1" office:value-type="string">
            <text:p text:style-name="P10">ER – IR</text:p>
          </table:table-cell>
        </table:table-row>
        <table:table-row>
          <table:table-cell table:style-name="Tableau1.A1" office:value-type="string">
            <text:p text:style-name="P10">Radical</text:p>
          </table:table-cell>
          <table:table-cell table:style-name="Tableau1.A1" office:value-type="string">
            <text:p text:style-name="Table_20_Contents">-<text:span text:style-name="T3">aba</text:span></text:p>
            <text:p text:style-name="Table_20_Contents">-<text:span text:style-name="T3">abas</text:span></text:p>
            <text:p text:style-name="Table_20_Contents">-<text:span text:style-name="T3">aba</text:span></text:p>
            <text:p text:style-name="Table_20_Contents">-<text:span text:style-name="T3">ábamos</text:span></text:p>
            <text:p text:style-name="Table_20_Contents">-<text:span text:style-name="T3">abais</text:span></text:p>
            <text:p text:style-name="Table_20_Contents">-<text:span text:style-name="T3">aban</text:span></text:p>
          </table:table-cell>
          <table:table-cell table:style-name="Tableau1.A1" office:value-type="string">
            <text:p text:style-name="Table_20_Contents">-<text:span text:style-name="T3">ía</text:span></text:p>
            <text:p text:style-name="Table_20_Contents">-<text:span text:style-name="T3">ías</text:span></text:p>
            <text:p text:style-name="P10">-ía</text:p>
            <text:p text:style-name="P10">-íamos</text:p>
            <text:p text:style-name="P10">-íais</text:p>
            <text:p text:style-name="P10">-ían</text:p>
          </table:table-cell>
        </table:table-row>
      </table:table>
      <text:list xml:id="list155006831085770" text:continue-numbering="true" text:style-name="L3">
        <text:list-item>
          <text:list>
            <text:list-item>
              <text:p text:style-name="P6"/>
            </text:list-item>
          </text:list>
        </text:list-item>
      </text:list>
      <table:table table:name="Tableau2" table:style-name="Tableau2">
        <table:table-column table:style-name="Tableau2.A" table:number-columns-repeated="3"/>
        <table:table-row>
          <table:table-cell table:style-name="Tableau2.A1" office:value-type="string">
            <text:p text:style-name="P11">Ser</text:p>
          </table:table-cell>
          <table:table-cell table:style-name="Tableau2.A1" office:value-type="string">
            <text:p text:style-name="P11">Ir</text:p>
          </table:table-cell>
          <table:table-cell table:style-name="Tableau2.A1" office:value-type="string">
            <text:p text:style-name="P11">Ver</text:p>
          </table:table-cell>
        </table:table-row>
        <table:table-row>
          <table:table-cell table:style-name="Tableau2.A1" office:value-type="string">
            <text:p text:style-name="P11">era</text:p>
            <text:p text:style-name="P11">eras</text:p>
            <text:p text:style-name="P11">era</text:p>
            <text:p text:style-name="P11">éramos</text:p>
            <text:p text:style-name="P11">erais</text:p>
            <text:p text:style-name="P11">eran</text:p>
          </table:table-cell>
          <table:table-cell table:style-name="Tableau2.A1" office:value-type="string">
            <text:p text:style-name="P11">iba</text:p>
            <text:p text:style-name="P11">ibas</text:p>
            <text:p text:style-name="P11">iba</text:p>
            <text:p text:style-name="P11">íbamos</text:p>
            <text:p text:style-name="P11">ibais</text:p>
            <text:p text:style-name="P11">iban</text:p>
          </table:table-cell>
          <table:table-cell table:style-name="Tableau2.A1" office:value-type="string">
            <text:p text:style-name="P11">veía</text:p>
            <text:p text:style-name="P11">veías</text:p>
            <text:p text:style-name="P11">veía</text:p>
            <text:p text:style-name="P11">veíamos</text:p>
            <text:p text:style-name="P11">veíais</text:p>
            <text:p text:style-name="P11">veían</text:p>
          </table:table-cell>
        </table:table-row>
      </table:table>
      <text:p text:style-name="P7"/>
      <text:list xml:id="list155006998954567" text:continue-numbering="true" text:style-name="L3">
        <text:list-item>
          <text:list>
            <text:list-item>
              <text:p text:style-name="P6"/>
            </text:list-item>
          </text:list>
        </text:list-item>
      </text:list>
      <text:p text:style-name="P1"/>
      <text:p text:style-name="P1"/>
      <text:p text:style-name="P1">Lexique :</text:p>
      <text:list xml:id="list1642666702909813499" text:style-name="L2">
        <text:list-item>
          <text:p text:style-name="P3">Los monteños = Les habitants de Montevideo</text:p>
        </text:list-item>
        <text:list-item>
          <text:p text:style-name="P3"><text:span text:style-name="T1">Adinerado = aisé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6T15:09:21.572000000</meta:creation-date>
    <dc:date>2018-12-06T15:50:05.472000000</dc:date>
    <meta:editing-duration>PT4M46S</meta:editing-duration>
    <meta:editing-cycles>2</meta:editing-cycles>
    <meta:generator>LibreOffice/5.1.6.2$Windows_x86 LibreOffice_project/07ac168c60a517dba0f0d7bc7540f5afa45f0909</meta:generator>
    <meta:document-statistic meta:table-count="2" meta:image-count="0" meta:object-count="0" meta:page-count="1" meta:paragraph-count="55" meta:word-count="125" meta:character-count="603" meta:non-whitespace-character-count="540"/>
  </office:meta>
</office:document-meta>
</file>